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0.4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able-cell-properties fo:background-color="#eeeee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Yahoo Historical Financial Dat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AAPL</text:p>
          </table:table-cell>
          <table:table-cell table:style-name="Default" office:value-type="string" calcext:value-type="string" table:number-columns-spanned="3" table:number-rows-spanned="1">
            <text:p>←-Stock symbol used by examples</text:p>
          </table:table-cell>
          <table:covered-table-cell table:style-name="ce8"/>
          <table:covered-table-cell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4" table:number-rows-spanned="1">
            <text:p>Usage : =GETYAHOOHIST(“Ticker”, “Date”, “Datacode”)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 table:number-columns-spanned="4" table:number-rows-spanned="1">
            <text:p>Get Yahooo Historical Financial Data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“Ticker”: cell containing stock ticker symbol or quoted string defining stock ticker symbol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“Date”: quoted string defining date of interest or function referring to cell containing date of interest. See examples below. 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4" table:number-rows-spanned="1">
            <text:p>“Datacode”: quoted string defining data to be retrieved. Recognized datacodes are listed below.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Datacode:</text:p>
          </table:table-cell>
          <table:table-cell table:style-name="ce4" office:value-type="string" calcext:value-type="string">
            <text:p>Example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Symbol</text:p>
          </table:table-cell>
          <table:table-cell table:formula="of:=COM.SMF.TICKER.GETINFO.PYTHON.SMFIMPL.GETYAHOOHIST([.$A$1]; TEXT([.B11]; &quot;yyyy-mm-dd&quot;); [.C11])" office:value-type="string" office:string-value="AAPL" calcext:value-type="string">
            <text:p>AAP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Date</text:p>
          </table:table-cell>
          <table:table-cell table:formula="of:=COM.SMF.TICKER.GETINFO.PYTHON.SMFIMPL.GETYAHOOHIST([.$A$1]; TEXT([.B12]; &quot;yyyy-mm-dd&quot;); [.C12])" office:value-type="string" office:string-value="2015-08-31" calcext:value-type="string">
            <text:p>2015-08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Opening price on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Open</text:p>
          </table:table-cell>
          <table:table-cell table:formula="of:=COM.SMF.TICKER.GETINFO.PYTHON.SMFIMPL.GETYAHOOHIST([.$A$1]; TEXT([.B13]; &quot;yyyy-mm-dd&quot;); [.C13])" office:value-type="float" office:value="112.029999" calcext:value-type="float">
            <text:p>112.02999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ighest price during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High</text:p>
          </table:table-cell>
          <table:table-cell table:formula="of:=COM.SMF.TICKER.GETINFO.PYTHON.SMFIMPL.GETYAHOOHIST([.$A$1]; TEXT([.B14]; &quot;yyyy-mm-dd&quot;); [.C14])" office:value-type="float" office:value="114.529999" calcext:value-type="float">
            <text:p>114.52999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west price during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Low</text:p>
          </table:table-cell>
          <table:table-cell table:formula="of:=COM.SMF.TICKER.GETINFO.PYTHON.SMFIMPL.GETYAHOOHIST([.$A$1]; TEXT([.B15]; &quot;yyyy-mm-dd&quot;); [.C15])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Close</text:p>
          </table:table-cell>
          <table:table-cell table:formula="of:=COM.SMF.TICKER.GETINFO.PYTHON.SMFIMPL.GETYAHOOHIST([.$A$1]; TEXT([.B16]; &quot;yyyy-mm-dd&quot;); [.C16])" office:value-type="float" office:value="112.760002" calcext:value-type="float">
            <text:p>112.76000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rading volume for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Volume</text:p>
          </table:table-cell>
          <table:table-cell table:formula="of:=COM.SMF.TICKER.GETINFO.PYTHON.SMFIMPL.GETYAHOOHIST([.$A$1]; TEXT([.B17]; &quot;yyyy-mm-dd&quot;); [.C17])" office:value-type="float" office:value="56229300" calcext:value-type="float">
            <text:p>562293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just closing price for date</text:p>
          </table:table-cell>
          <table:table-cell table:style-name="ce7" office:value-type="date" office:date-value="2015-08-31" calcext:value-type="date">
            <text:p>2015-08-31</text:p>
          </table:table-cell>
          <table:table-cell table:style-name="ce11" office:value-type="string" calcext:value-type="string">
            <text:p>Adj_Close</text:p>
          </table:table-cell>
          <table:table-cell table:formula="of:=COM.SMF.TICKER.GETINFO.PYTHON.SMFIMPL.GETYAHOOHIST([.$A$1]; TEXT([.B18]; &quot;yyyy-mm-dd&quot;); [.C18])" office:value-type="float" office:value="112.760002" calcext:value-type="float">
            <text:p>112.760002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Ticker symbol </text:p>
          </table:table-cell>
          <table:table-cell table:style-name="ce7" office:value-type="date" office:date-value="2015-07-31" calcext:value-type="date">
            <text:p>2015-07-31</text:p>
          </table:table-cell>
          <table:table-cell table:style-name="ce11" office:value-type="string" calcext:value-type="string">
            <text:p>Symbol</text:p>
          </table:table-cell>
          <table:table-cell table:formula="of:=COM.SMF.TICKER.GETINFO.PYTHON.SMFIMPL.GETYAHOOHIST([.$A$1]; TEXT([.$B$20]; &quot;yyyy-mm-dd&quot;); [.C20])" office:value-type="string" office:string-value="AAPL" calcext:value-type="string">
            <text:p>AAP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 of query</text:p>
          </table:table-cell>
          <table:table-cell table:style-name="ce7"/>
          <table:table-cell table:style-name="ce11" office:value-type="string" calcext:value-type="string">
            <text:p>Date</text:p>
          </table:table-cell>
          <table:table-cell table:formula="of:=COM.SMF.TICKER.GETINFO.PYTHON.SMFIMPL.GETYAHOOHIST([.$A$1]; TEXT([.$B$20]; &quot;yyyy-mm-dd&quot;); [.C21])" office:value-type="string" office:string-value="2015-07-31" calcext:value-type="string">
            <text:p>2015-07-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Opening price on date</text:p>
          </table:table-cell>
          <table:table-cell table:style-name="ce7"/>
          <table:table-cell table:style-name="ce11" office:value-type="string" calcext:value-type="string">
            <text:p>Open</text:p>
          </table:table-cell>
          <table:table-cell table:formula="of:=COM.SMF.TICKER.GETINFO.PYTHON.SMFIMPL.GETYAHOOHIST([.$A$1]; TEXT([.$B$20]; &quot;yyyy-mm-dd&quot;); [.C22])" office:value-type="float" office:value="122.599998" calcext:value-type="float">
            <text:p>122.59999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Highest price during date</text:p>
          </table:table-cell>
          <table:table-cell table:style-name="ce7"/>
          <table:table-cell table:style-name="ce11" office:value-type="string" calcext:value-type="string">
            <text:p>High</text:p>
          </table:table-cell>
          <table:table-cell table:formula="of:=COM.SMF.TICKER.GETINFO.PYTHON.SMFIMPL.GETYAHOOHIST([.$A$1]; TEXT([.$B$20]; &quot;yyyy-mm-dd&quot;); [.C23])" office:value-type="float" office:value="122.639999" calcext:value-type="float">
            <text:p>122.63999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Lowest price during date</text:p>
          </table:table-cell>
          <table:table-cell table:style-name="ce7"/>
          <table:table-cell table:style-name="ce11" office:value-type="string" calcext:value-type="string">
            <text:p>Low</text:p>
          </table:table-cell>
          <table:table-cell table:formula="of:=COM.SMF.TICKER.GETINFO.PYTHON.SMFIMPL.GETYAHOOHIST([.$A$1]; TEXT([.$B$20]; &quot;yyyy-mm-dd&quot;); [.C24])" office:value-type="float" office:value="120.910004" calcext:value-type="float">
            <text:p>120.91000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sing price on date</text:p>
          </table:table-cell>
          <table:table-cell table:style-name="ce7"/>
          <table:table-cell table:style-name="ce11" office:value-type="string" calcext:value-type="string">
            <text:p>Close</text:p>
          </table:table-cell>
          <table:table-cell table:formula="of:=COM.SMF.TICKER.GETINFO.PYTHON.SMFIMPL.GETYAHOOHIST([.$A$1]; TEXT([.$B$20]; &quot;yyyy-mm-dd&quot;); [.C25])" office:value-type="float" office:value="121.300003" calcext:value-type="float">
            <text:p>121.30000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rading volume for date</text:p>
          </table:table-cell>
          <table:table-cell table:style-name="ce7"/>
          <table:table-cell table:style-name="ce11" office:value-type="string" calcext:value-type="string">
            <text:p>Volume</text:p>
          </table:table-cell>
          <table:table-cell table:formula="of:=COM.SMF.TICKER.GETINFO.PYTHON.SMFIMPL.GETYAHOOHIST([.$A$1]; TEXT([.$B$20]; &quot;yyyy-mm-dd&quot;); [.C26])" office:value-type="float" office:value="42885000" calcext:value-type="float">
            <text:p>428850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just closing price for date</text:p>
          </table:table-cell>
          <table:table-cell table:style-name="ce7"/>
          <table:table-cell table:style-name="ce11" office:value-type="string" calcext:value-type="string">
            <text:p>Adj_Close</text:p>
          </table:table-cell>
          <table:table-cell table:formula="of:=COM.SMF.TICKER.GETINFO.PYTHON.SMFIMPL.GETYAHOOHIST([.$A$1]; TEXT([.$B$20]; &quot;yyyy-mm-dd&quot;); [.C27])" office:value-type="float" office:value="120.753419" calcext:value-type="float">
            <text:p>120.753419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11"/>
          <table:table-cell table:number-columns-repeated="1021"/>
        </table:table-row>
        <table:table-row table:style-name="ro1" table:number-rows-repeated="2">
          <table:table-cell/>
          <table:table-cell table:style-name="ce7"/>
          <table:table-cell table:style-name="ce11"/>
          <table:table-cell table:number-columns-repeated="1021"/>
        </table:table-row>
        <table:table-row table:style-name="ro1" table:number-rows-repeated="6">
          <table:table-cell table:style-name="Default"/>
          <table:table-cell table:style-name="ce7"/>
          <table:table-cell table:style-name="ce11"/>
          <table:table-cell table:number-columns-repeated="1021"/>
        </table:table-row>
        <table:table-row table:style-name="ro1" table:number-rows-repeated="30">
          <table:table-cell table:style-name="Default"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8">
          <table:table-cell table:style-name="ce6" table:number-columns-repeated="2"/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4:16:37.0888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5-09-07T14:19:28.801484000</dc:date>
    <meta:editing-duration>PT1H59M36S</meta:editing-duration>
    <meta:editing-cycles>23</meta:editing-cycles>
    <meta:generator>LibreOffice/5.0.1.2$MacOSX_X86_64 LibreOffice_project/81898c9f5c0d43f3473ba111d7b351050be20261</meta:generator>
    <meta:document-statistic meta:table-count="1" meta:cell-count="68" meta:object-count="0"/>
    <meta:user-defined meta:name=""/>
  </office:meta>
</office:document-meta>
</file>